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Helvetica neue" fo:font-size="11pt" officeooo:rsid="00021719" officeooo:paragraph-rsid="00021719" style:font-size-asian="11pt" style:font-size-complex="11pt"/>
    </style:style>
    <style:style style:name="P2" style:family="paragraph" style:parent-style-name="Standard">
      <style:text-properties style:font-name="Helvetica neue" fo:font-size="11pt" officeooo:rsid="0003c5b1" officeooo:paragraph-rsid="0003c5b1" style:font-size-asian="11pt" style:font-size-complex="11pt"/>
    </style:style>
    <style:style style:name="P3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03c5b1" officeooo:paragraph-rsid="0003c5b1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055b77" officeooo:paragraph-rsid="00055b77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Helvetica neue" fo:font-size="11pt" style:text-underline-style="none" fo:font-weight="normal" officeooo:rsid="0003c5b1" officeooo:paragraph-rsid="0003c5b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Helvetica neue" fo:font-size="11pt" style:text-underline-style="none" fo:font-weight="normal" officeooo:rsid="00055b77" officeooo:paragraph-rsid="0003c5b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Helvetica neue" fo:font-size="11pt" style:text-underline-style="none" fo:font-weight="normal" officeooo:rsid="00055b77" officeooo:paragraph-rsid="00055b77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Helvetica neue" fo:font-size="11pt" style:text-underline-style="none" fo:font-weight="normal" officeooo:rsid="0005a2d6" officeooo:paragraph-rsid="00055b77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Helvetica neue" fo:font-size="11pt" style:text-underline-style="none" fo:font-weight="normal" officeooo:rsid="00021719" officeooo:paragraph-rsid="00021719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Helvetica neue" fo:font-size="11pt" officeooo:rsid="00021719" officeooo:paragraph-rsid="00021719" style:font-size-asian="11pt" style:font-size-complex="11pt"/>
    </style:style>
    <style:style style:name="P11" style:family="paragraph" style:parent-style-name="Standard">
      <style:text-properties style:font-name="Helvetica neue" fo:font-size="11pt" officeooo:rsid="0006a358" officeooo:paragraph-rsid="0006a358" style:font-size-asian="11pt" style:font-size-complex="11pt"/>
    </style:style>
    <style:style style:name="P12" style:family="paragraph" style:parent-style-name="Standard">
      <style:text-properties style:font-name="Helvetica neue" fo:font-size="11pt" officeooo:rsid="00071a4c" officeooo:paragraph-rsid="00071a4c" style:font-size-asian="11pt" style:font-size-complex="11pt"/>
    </style:style>
    <style:style style:name="P13" style:family="paragraph" style:parent-style-name="Standard">
      <style:text-properties style:font-name="Helvetica neue" fo:font-size="11pt" officeooo:rsid="0008c670" officeooo:paragraph-rsid="0008c670" style:font-size-asian="11pt" style:font-size-complex="11pt"/>
    </style:style>
    <style:style style:name="P14" style:family="paragraph" style:parent-style-name="Standard">
      <style:text-properties style:font-name="Helvetica neue" fo:font-size="11pt" officeooo:rsid="0008c670" officeooo:paragraph-rsid="000b9260" style:font-size-asian="11pt" style:font-size-complex="11pt"/>
    </style:style>
    <style:style style:name="P15" style:family="paragraph" style:parent-style-name="Standard">
      <style:text-properties style:font-name="Helvetica neue" fo:font-size="11pt" officeooo:rsid="0009880e" officeooo:paragraph-rsid="000d0253" style:font-size-asian="11pt" style:font-size-complex="11pt"/>
    </style:style>
    <style:style style:name="P16" style:family="paragraph" style:parent-style-name="Standard">
      <style:text-properties style:font-name="Helvetica neue" fo:font-size="11pt" officeooo:rsid="000aa095" officeooo:paragraph-rsid="000aa095" style:font-size-asian="11pt" style:font-size-complex="11pt"/>
    </style:style>
    <style:style style:name="P17" style:family="paragraph" style:parent-style-name="Standard">
      <style:text-properties style:font-name="Helvetica neue" fo:font-size="11pt" officeooo:rsid="000aa095" officeooo:paragraph-rsid="000d0253" style:font-size-asian="11pt" style:font-size-complex="11pt"/>
    </style:style>
    <style:style style:name="P18" style:family="paragraph" style:parent-style-name="Standard">
      <style:text-properties style:font-name="Helvetica neue" fo:font-size="11pt" officeooo:rsid="000aa095" officeooo:paragraph-rsid="000d7434" style:font-size-asian="11pt" style:font-size-complex="11pt"/>
    </style:style>
    <style:style style:name="P19" style:family="paragraph" style:parent-style-name="Standard">
      <style:text-properties style:font-name="Helvetica neue" fo:font-size="11pt" officeooo:rsid="000b9260" officeooo:paragraph-rsid="000b9260" style:font-size-asian="11pt" style:font-size-complex="11pt"/>
    </style:style>
    <style:style style:name="P20" style:family="paragraph" style:parent-style-name="Standard">
      <style:text-properties style:font-name="Helvetica neue" fo:font-size="11pt" officeooo:rsid="000b9260" officeooo:paragraph-rsid="000d7434" style:font-size-asian="11pt" style:font-size-complex="11pt"/>
    </style:style>
    <style:style style:name="P21" style:family="paragraph" style:parent-style-name="Standard">
      <style:text-properties style:font-name="Helvetica neue" fo:font-size="11pt" officeooo:rsid="000d0253" officeooo:paragraph-rsid="000d0253" style:font-size-asian="11pt" style:font-size-complex="11pt"/>
    </style:style>
    <style:style style:name="P22" style:family="paragraph" style:parent-style-name="Standard">
      <style:text-properties style:font-name="Helvetica neue" fo:font-size="11pt" officeooo:rsid="000d0253" officeooo:paragraph-rsid="000d7434" style:font-size-asian="11pt" style:font-size-complex="11pt"/>
    </style:style>
    <style:style style:name="P23" style:family="paragraph" style:parent-style-name="Standard">
      <style:text-properties style:font-name="Helvetica neue" fo:font-size="11pt" officeooo:rsid="000d1b6e" officeooo:paragraph-rsid="000d1b6e" style:font-size-asian="11pt" style:font-size-complex="11pt"/>
    </style:style>
    <style:style style:name="P24" style:family="paragraph" style:parent-style-name="Standard">
      <style:text-properties style:font-name="Helvetica neue" fo:font-size="11pt" officeooo:rsid="000d1b6e" officeooo:paragraph-rsid="000d7434" style:font-size-asian="11pt" style:font-size-complex="11pt"/>
    </style:style>
    <style:style style:name="P25" style:family="paragraph" style:parent-style-name="Standard">
      <style:text-properties style:font-name="Helvetica neue" fo:font-size="11pt" officeooo:rsid="000d7434" officeooo:paragraph-rsid="000d7434" style:font-size-asian="11pt" style:font-size-complex="11pt"/>
    </style:style>
    <style:style style:name="P26" style:family="paragraph" style:parent-style-name="Standard">
      <style:text-properties style:font-name="Helvetica neue" fo:font-size="11pt" style:text-underline-style="solid" style:text-underline-width="auto" style:text-underline-color="font-color" fo:font-weight="bold" officeooo:rsid="000d0253" officeooo:paragraph-rsid="000d0253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Helvetica neue" fo:font-size="7pt" officeooo:rsid="0008c670" officeooo:paragraph-rsid="0008c670" style:font-size-asian="7pt" style:font-size-complex="7pt"/>
    </style:style>
    <style:style style:name="P28" style:family="paragraph" style:parent-style-name="Standard">
      <style:text-properties style:font-name="Helvetica neue" fo:font-size="7pt" officeooo:rsid="0008c670" officeooo:paragraph-rsid="000aa095" style:font-size-asian="7pt" style:font-size-complex="7pt"/>
    </style:style>
    <style:style style:name="P29" style:family="paragraph" style:parent-style-name="Standard">
      <style:text-properties style:font-name="Helvetica neue" fo:font-size="7pt" fo:font-weight="bold" officeooo:rsid="0008c670" officeooo:paragraph-rsid="0008c670" style:font-size-asian="7pt" style:font-weight-asian="bold" style:font-size-complex="7pt" style:font-weight-complex="bold"/>
    </style:style>
    <style:style style:name="P30" style:family="paragraph" style:parent-style-name="Standard">
      <style:text-properties style:font-name="Helvetica neue" fo:font-size="14pt" style:text-underline-style="solid" style:text-underline-width="auto" style:text-underline-color="font-color" fo:font-weight="bold" officeooo:rsid="0008c670" officeooo:paragraph-rsid="0008c670" style:font-size-asian="14pt" style:font-weight-asian="bold" style:font-size-complex="14pt" style:font-weight-complex="bold"/>
    </style:style>
    <style:style style:name="P31" style:family="paragraph" style:parent-style-name="Standard">
      <style:text-properties style:text-position="0% 100%" style:font-name="Helvetica neue" fo:font-size="14pt" style:text-underline-style="solid" style:text-underline-width="auto" style:text-underline-color="font-color" fo:font-weight="bold" officeooo:rsid="000d0253" officeooo:paragraph-rsid="000d0253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5b77" style:font-weight-asian="normal" style:font-weight-complex="normal"/>
    </style:style>
    <style:style style:name="T3" style:family="text">
      <style:text-properties style:text-underline-style="none" fo:font-weight="normal" officeooo:rsid="0005a2d6" style:font-weight-asian="normal" style:font-weight-complex="normal"/>
    </style:style>
    <style:style style:name="T4" style:family="text">
      <style:text-properties officeooo:rsid="00055b7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880e" style:font-weight-asian="bold" style:font-weight-complex="bold"/>
    </style:style>
    <style:style style:name="T7" style:family="text">
      <style:text-properties officeooo:rsid="0009880e"/>
    </style:style>
    <style:style style:name="T8" style:family="text">
      <style:text-properties officeooo:rsid="000b9260"/>
    </style:style>
    <style:style style:name="T9" style:family="text">
      <style:text-properties officeooo:rsid="000d0253"/>
    </style:style>
    <style:style style:name="T10" style:family="text">
      <style:text-properties officeooo:rsid="000d1b6e"/>
    </style:style>
    <style:style style:name="T11" style:family="text">
      <style:text-properties officeooo:rsid="000d74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overy</text:p>
      <text:p text:style-name="P1"/>
      <text:p text:style-name="P1">Code was lost in the transfer</text:p>
      <text:p text:style-name="P1"/>
      <text:p text:style-name="P1">Looks like we landed back somewhere in iteration 1</text:p>
      <text:p text:style-name="P1"/>
      <text:p text:style-name="P11">It built after syncing with Gradle!!</text:p>
      <text:p text:style-name="P11"/>
      <text:p text:style-name="P11">Warnings:</text:p>
      <text:p text:style-name="P11">Java options environment variables detected</text:p>
      <text:p text:style-name="P11"><text:s/>- Overrides IDE config files - can cause performance and stability issues</text:p>
      <text:p text:style-name="P11"><text:s/>&gt; Delete variables: _JAVA_OPTIONS</text:p>
      <text:p text:style-name="P11"/>
      <text:p text:style-name="P11">The option setting 'android.defaults.buildfeatures.buildconfig=true' is deprecated.</text:p>
      <text:p text:style-name="P11">The current default is 'false'.</text:p>
      <text:p text:style-name="P11">It will be removed in version 9.0 of the Android Gradle plugin.</text:p>
      <text:p text:style-name="P11">To keep using this feature, add the following to your module-level build.gradle files:</text:p>
      <text:p text:style-name="P11"><text:s text:c="4"/>android.buildFeatures.buildConfig = true</text:p>
      <text:p text:style-name="P11">or from Android Studio, click: `Refactor` &gt; `Migrate BuildConfig to Gradle Build Files`.</text:p>
      <text:p text:style-name="P11">Affected Modules: app</text:p>
      <text:p text:style-name="P11"/>
      <text:p text:style-name="P11"/>
      <text:p text:style-name="P12">Okay.</text:p>
      <text:p text:style-name="P12"/>
      <text:p text:style-name="P13">Starting over.</text:p>
      <text:p text:style-name="P13"/>
      <text:p text:style-name="P13">I think I’ll create a new git project to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0"><text:soft-page-break/>Transfer</text:p>
      <text:p text:style-name="P13"/>
      <text:p text:style-name="P26">In progress</text:p>
      <text:p text:style-name="P14"/>
      <text:p text:style-name="P14">Goals:</text:p>
      <text:p text:style-name="P14">Move code and UI to new git project</text:p>
      <text:p text:style-name="P14"/>
      <text:p text:style-name="P25">Push updates to master</text:p>
      <text:p text:style-name="P14"/>
      <text:p text:style-name="P25">Clone project onto new computer</text:p>
      <text:p text:style-name="P21"/>
      <text:p text:style-name="P21"/>
      <text:p text:style-name="P26">To do</text:p>
      <text:p text:style-name="P21"/>
      <text:p text:style-name="P21">Create branch: Main Recovery</text:p>
      <text:p text:style-name="P21">- Transfer main activity functions</text:p>
      <text:p text:style-name="P21">- Welcome message</text:p>
      <text:p text:style-name="P21">- Buttons</text:p>
      <text:p text:style-name="P21">- Labels on buttons</text:p>
      <text:p text:style-name="P21">Push and merge to Master</text:p>
      <text:p text:style-name="P21"/>
      <text:p text:style-name="P21">Create branch: Create Manual</text:p>
      <text:p text:style-name="P21">Transfer create bag manual activity</text:p>
      <text:p text:style-name="P21">Transfer calculate probability activity – DISPLAY BAG CONTENTS ONLY</text:p>
      <text:p text:style-name="P21">Test that selection spinners work okay – translate to calc prob page</text:p>
      <text:p text:style-name="P21">Push and merge</text:p>
      <text:p text:style-name="P21"/>
      <text:p text:style-name="P21">Create branch: Calculate probability</text:p>
      <text:p text:style-name="P21">Transfer calculate probability functionality</text:p>
      <text:p text:style-name="P13"/>
      <text:p text:style-name="P27">src</text:p>
      <text:p text:style-name="P27"><text:tab/>main</text:p>
      <text:p text:style-name="P27"><text:tab/><text:tab/>java</text:p>
      <text:p text:style-name="P27"><text:tab/><text:tab/><text:tab/>com.example</text:p>
      <text:p text:style-name="P28"><text:tab/><text:tab/><text:tab/><text:tab/><text:span text:style-name="T5">MainActivity</text:span></text:p>
      <text:p text:style-name="P27"><text:tab/><text:tab/><text:tab/><text:tab/><text:span text:style-name="T5">CalculateProbability</text:span></text:p>
      <text:p text:style-name="P29"><text:tab/><text:tab/><text:tab/><text:tab/>CreateBagManual</text:p>
      <text:p text:style-name="P29"><text:tab/><text:tab/><text:tab/><text:tab/>CreateBagScenario</text:p>
      <text:p text:style-name="P29"><text:tab/><text:tab/><text:tab/><text:tab/>SpinnerActivity.java</text:p>
      <text:p text:style-name="P27"><text:tab/>res</text:p>
      <text:p text:style-name="P27"><text:tab/><text:tab/>layout</text:p>
      <text:p text:style-name="P28"><text:tab/><text:tab/><text:tab/><text:span text:style-name="T5">activity_main</text:span></text:p>
      <text:p text:style-name="P27"><text:tab/><text:tab/><text:tab/><text:span text:style-name="T5">activity_calculate_probability</text:span></text:p>
      <text:p text:style-name="P29"><text:tab/><text:tab/><text:tab/>activity_create_bag_manual</text:p>
      <text:p text:style-name="P29"><text:tab/><text:tab/><text:tab/>activity_create_bag_scenario</text:p>
      <text:p text:style-name="P27"><text:tab/><text:tab/><text:span text:style-name="T7">values</text:span></text:p>
      <text:p text:style-name="P27"><text:tab/><text:tab/><text:tab/><text:span text:style-name="T6">colors</text:span></text:p>
      <text:p text:style-name="P29"><text:tab/><text:tab/><text:tab/><text:span text:style-name="T7">dimens</text:span></text:p>
      <text:p text:style-name="P29"><text:tab/><text:tab/><text:tab/><text:span text:style-name="T7">strings</text:span></text:p>
      <text:p text:style-name="P29"><text:tab/><text:tab/><text:tab/><text:span text:style-name="T7">themes</text:span></text:p>
      <text:p text:style-name="P13"><text:tab/><text:tab/></text:p>
      <text:p text:style-name="P26">Done</text:p>
      <text:p text:style-name="P1"/>
      <text:p text:style-name="P15">Updated Git</text:p>
      <text:p text:style-name="P17">Created repository</text:p>
      <text:p text:style-name="P17">Committed blank project</text:p>
      <text:p text:style-name="P17"><text:tab/>Updated versions in gradle files to resolve warnings</text:p>
      <text:p text:style-name="P17"><text:soft-page-break/><text:tab/>Re-synced gradle</text:p>
      <text:p text:style-name="P17">Re-committed and pushed – <text:span text:style-name="T8">done</text:span></text:p>
      <text:p text:style-name="P17"/>
      <text:p text:style-name="P22">5 compatibility issues when trying to build</text:p>
      <text:p text:style-name="P22">- Suggested to update SDK</text:p>
      <text:p text:style-name="P18"/>
      <text:p text:style-name="P20">Installing new version of Android Studio (Meerkat) - <text:span text:style-name="T9">Done</text:span></text:p>
      <text:p text:style-name="P20">Installing Android SDK 35 - <text:span text:style-name="T9">Done</text:span></text:p>
      <text:p text:style-name="P22"/>
      <text:p text:style-name="P22">Running AGP upgrade assistant (recommended) – Gradle 8.6.1 &gt; 8.9.0 – <text:span text:style-name="T10">Done</text:span></text:p>
      <text:p text:style-name="P22"/>
      <text:p text:style-name="P24">Running app – <text:span text:style-name="T11">same errors</text:span></text:p>
      <text:p text:style-name="P24"/>
      <text:p text:style-name="P25">build.gradle.kts – updated compileSdk and target Sdk to 35 (no other changes made)</text:p>
      <text:p text:style-name="P25">Re-sync – done</text:p>
      <text:p text:style-name="P25">Run project - done</text:p>
      <text:p text:style-name="P9"/>
      <text:p text:style-name="P1"/>
      <text:p text:style-name="P1"/>
      <text:p text:style-name="P31">Notes:</text:p>
      <text:p text:style-name="P1"/>
      <text:p text:style-name="P3">MainActivity</text:p>
      <text:p text:style-name="P2">- Seems to be fine</text:p>
      <text:p text:style-name="P2"/>
      <text:p text:style-name="P3">CreateBagManual</text:p>
      <text:p text:style-name="P2">- Missing documentation</text:p>
      <text:p text:style-name="P2">- Includes a number of unused functions/lines</text:p>
      <text:p text:style-name="P2">- <text:span text:style-name="T4">Arraylist sent to CalculateProb is not large enough</text:span></text:p>
      <text:p text:style-name="P2"><text:tab/><text:span text:style-name="T4">(Missing bless/curse/frost)</text:span></text:p>
      <text:p text:style-name="P2"/>
      <text:p text:style-name="P3">CreateBagScenario</text:p>
      <text:p text:style-name="P5">- Missing all functionality</text:p>
      <text:p text:style-name="P3"><text:span text:style-name="T1"><text:tab/>- </text:span><text:span text:style-name="T2">Encoding for campaign/scenario</text:span></text:p>
      <text:p text:style-name="P3"><text:span text:style-name="T1"><text:tab/>- </text:span><text:span text:style-name="T2">Symbol information for scenario</text:span></text:p>
      <text:p text:style-name="P6"><text:tab/>- Bag contents for scenario</text:p>
      <text:p text:style-name="P3"><text:span text:style-name="T1"/></text:p>
      <text:p text:style-name="P5">- Missing all layout</text:p>
      <text:p text:style-name="P3"><text:span text:style-name="T1"><text:tab/>- </text:span><text:span text:style-name="T2">UI for campaign/scenario selection</text:span></text:p>
      <text:p text:style-name="P6"><text:tab/><text:tab/>- Spinners, labels</text:p>
      <text:p text:style-name="P6"><text:tab/>- Extra info for scenario variables (4?)</text:p>
      <text:p text:style-name="P3"><text:span text:style-name="T1"/></text:p>
      <text:p text:style-name="P3"><text:span text:style-name="T1"/></text:p>
      <text:p text:style-name="P4">CalculateProbability</text:p>
      <text:p text:style-name="P7">- Missing entry in bag for frost token</text:p>
      <text:p text:style-name="P4"><text:span text:style-name="T1">- </text:span><text:span text:style-name="T3">Missing spinners for scenario variables (4?)</text:span></text:p>
      <text:p text:style-name="P8">- Might be missing nonterminal efficiency calculation?</text:p>
      <text:p text:style-name="P8"><text:tab/>- Did this go anywhere? Check notes before diving back in</text:p>
      <text:p text:style-name="P8">- Did we do nonterminal testing?</text:p>
      <text:p text:style-name="P8"><text:tab/>- Look into nonterminal depth? (This only seems relevant when implementing bless/curse toke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0:00:42.542000000</meta:creation-date>
    <dc:date>2025-03-12T14:35:48.882000000</dc:date>
    <meta:editing-duration>PT4H52M11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99" meta:word-count="417" meta:character-count="2924" meta:non-whitespace-character-count="2522"/>
  </office:meta>
</office:document-meta>
</file>